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7472in" style:rel-column-width="5400*"/>
    </style:style>
    <style:style style:name="Table1.B" style:family="table-column">
      <style:table-column-properties style:column-width="2.9458in" style:rel-column-width="4245*"/>
    </style:style>
    <style:style style:name="Table1.A1" style:family="table-cell">
      <style:table-cell-properties fo:padding="0.0382in" fo:border-left="0.5pt solid #000000" fo:border-right="none" fo:border-top="0.5pt solid #000000" fo:border-bottom="0.5pt solid #000000" style:writing-mode="page"/>
    </style:style>
    <style:style style:name="Table1.B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DejaVu San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officeooo:rsid="000f2627" officeooo:paragraph-rsid="000f2627"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2pt" fo:font-weight="normal" officeooo:rsid="000f2627" officeooo:paragraph-rsid="000f262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0f182" officeooo:paragraph-rsid="0010f18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fo:font-weight="bold" officeooo:rsid="0010f182" officeooo:paragraph-rsid="0010f182" style:font-size-asian="13pt" style:font-weight-asian="bold" style:font-size-complex="13pt" style:font-weight-complex="bold"/>
    </style:style>
    <style:style style:name="P7" style:family="paragraph" style:parent-style-name="Table_20_Contents">
      <style:paragraph-properties fo:text-align="start" style:justify-single-word="false"/>
      <style:text-properties fo:font-size="13pt" style:font-size-asian="13pt" style:font-size-complex="13pt"/>
    </style:style>
    <style:style style:name="P8" style:family="paragraph" style:parent-style-name="Table_20_Contents">
      <style:paragraph-properties fo:text-align="start" style:justify-single-word="false"/>
      <style:text-properties fo:font-size="13pt" officeooo:rsid="0010f182" officeooo:paragraph-rsid="00139f85" style:font-size-asian="13pt" style:font-size-complex="13pt"/>
    </style:style>
    <style:style style:name="P9" style:family="paragraph" style:parent-style-name="Table_20_Contents">
      <style:paragraph-properties fo:text-align="start" style:justify-single-word="false"/>
      <style:text-properties fo:font-size="13pt" officeooo:rsid="00139f85" officeooo:paragraph-rsid="00139f85" style:font-size-asian="13pt" style:font-size-complex="13pt"/>
    </style:style>
    <style:style style:name="P10" style:family="paragraph" style:parent-style-name="Table_20_Contents">
      <style:paragraph-properties fo:text-align="center" style:justify-single-word="false"/>
      <style:text-properties fo:font-size="13pt" fo:font-weight="bold" officeooo:rsid="0010f182" officeooo:paragraph-rsid="0010f182" style:font-size-asian="13pt" style:font-weight-asian="bold" style:font-size-complex="13pt" style:font-weight-complex="bold"/>
    </style:style>
    <style:style style:name="T1" style:family="text">
      <style:text-properties style:font-name="DejaVu Sans"/>
    </style:style>
    <style:style style:name="T2" style:family="text">
      <style:text-properties officeooo:rsid="000f2627"/>
    </style:style>
    <style:style style:name="T3" style:family="text">
      <style:text-properties style:text-underline-style="none"/>
    </style:style>
    <style:style style:name="T4" style:family="text">
      <style:text-properties style:text-underline-style="none" officeooo:rsid="00139f85"/>
    </style:style>
    <style:style style:name="T5" style:family="text">
      <style:text-properties style:text-underline-style="none" officeooo:rsid="00159eee"/>
    </style:style>
    <style:style style:name="T6" style:family="text">
      <style:text-properties officeooo:rsid="0011dbb5"/>
    </style:style>
    <style:style style:name="T7" style:family="text">
      <style:text-properties officeooo:rsid="00139f85"/>
    </style:style>
    <style:style style:name="T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39f85" style:font-size-asian="10.5pt" style:font-style-asian="normal" style:font-weight-asian="normal"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Y455 Cyber Security</text:p>
      <text:p text:style-name="P2">Assignment <text:span text:style-name="T2">4</text:span></text:p>
      <text:p text:style-name="P1"><text:span text:style-name="T1">Chris Papastamos (csd4569</text:span>)</text:p>
      <text:p text:style-name="P1"/>
      <text:p text:style-name="P3">Question 1</text:p>
      <text:p text:style-name="P4">mvalnvslfjnvls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Question 2</text:p>
      <table:table table:name="Table1" table:style-name="Table1">
        <table:table-column table:style-name="Table1.A"/>
        <table:table-column table:style-name="Table1.B"/>
        <table:table-row>
          <table:table-cell table:style-name="Table1.A1" office:value-type="string">
            <text:p text:style-name="P10">Rule</text:p>
          </table:table-cell>
          <table:table-cell table:style-name="Table1.B1" office:value-type="string">
            <text:p text:style-name="P10">Explanation</text:p>
          </table:table-cell>
        </table:table-row>
        <table:table-row>
          <table:table-cell table:style-name="Table1.A2" office:value-type="string">
            <text:p text:style-name="P5">alert icmp any any -&gt; any any (msg:”ICMP Source Quench”;itype:4’icode:0;)</text:p>
          </table:table-cell>
          <table:table-cell table:style-name="Table1.B2" office:value-type="string">
            <text:p text:style-name="P5"><text:span text:style-name="T3">This snort rule alerts for any ICMP packets with the following fields on the header: type=4 (Source Quench) code=0 (echo reply</text:span><text:span text:style-name="T5">)</text:span></text:p>
          </table:table-cell>
        </table:table-row>
        <table:table-row>
          <table:table-cell table:style-name="Table1.A2" office:value-type="string">
            <text:p text:style-name="P5">alert tcp $EXTERNAL_NET any -&gt; $HOME_NET 53 (msg:"DNSEXPLOIT named overflow";flags:A+;content:"thisissometempspaceforthesockinaddrinyeahyeahiknowthisislamebutanyway whocareshorizongotitworkingsoalliscool";reference:cve,CVE-1999-0833;)</text:p>
          </table:table-cell>
          <table:table-cell table:style-name="Table1.B2" office:value-type="string">
            <text:p text:style-name="P8">This snort rule alerts for any incoming tcp connections from the EXTERNAL_NET variable (default=!HOME_NET=any), destined to the HOME_NET variable (default = any) and to port 53 (W<text:span text:style-name="T7">h</text:span>ich is used by DNS servers<text:span text:style-name="T6">), is an acknowledgment (flags:A+;) </text:span><text:span text:style-name="T7">and includes the string</text:span><text:span text:style-name="T4"> </text:span><text:span text:style-name="T8">"thisissometempspaceforthesockinaddrinyeahyeahiknowthisislamebutanyway whocareshorizongotitworkingsoalliscool"</text:span><text:span text:style-name="T9">, </text:span><text:span text:style-name="T10">When this alert is executed, the message that is displayed is </text:span><text:span text:style-name="T9">"DNSEXPLOIT named overflow" </text:span><text:span text:style-name="T10">and contains a CVE reference.</text:span></text:p>
          </table:table-cell>
        </table:table-row>
        <table:table-row>
          <table:table-cell table:style-name="Table1.A2" office:value-type="string">
            <text:p text:style-name="P5">alert tcp $EXTERNAL_NET any -&gt; $HOME_NET 139 (msg:"NETBIOS</text:p>
            <text:p text:style-name="P5">SMB ADMIN$access"; flow:to_server,established;</text:p>
            <text:p text:style-name="P5">content:"\\ADMIN$|00 41 3a 00|"; reference:arachnids,340;</text:p>
            <text:p text:style-name="P5">classtype:attempted-admin; sid:532; rev:4;)</text:p>
          </table:table-cell>
          <table:table-cell table:style-name="Table1.B2" office:value-type="string">
            <text:p text:style-name="P9">This snort rule alerts any tcp from the EXTERNAL_NET to HOME_NET port 139 (used by SMB dialects that communicate over NetBIOS), triggered when the client sends packet to the server, only for an established TCP connection. The content should contain the following string “\ADMIN$|00 41 3a 00|” (the hex numbers contained in the two columns is treated as hex). The rule also has the classtype attempted-admin which gives the rule high priority as it describes an Attempted Administrator Privilege Gain. Finally it has a message to display, a referance to arachnids an sid and a revision number.</text:p>
          </table:table-cell>
        </table:table-row>
        <table:table-row>
          <table:table-cell table:style-name="Table1.A2" office:value-type="string">
            <text:p text:style-name="P7">alert ip $EXTERNAL_NET $SHELLCODE_PORTS -&gt; $HOME_NET</text:p>
            <text:p text:style-name="P7">any (msg:"SHELLCODE sparc NOOP"; content:"|a61c c013 a61c c013</text:p>
            <text:p text:style-name="P7">a61c c013 a61c c013|"; reference:arachnids,355; classtype:shellcode-</text:p>
            <text:p text:style-name="P7">detect; sid:646; rev:4;)</text:p>
          </table:table-cell>
          <table:table-cell table:style-name="Table1.B2" office:value-type="string">
            <text:p text:style-name="P9">This snort rule alerts for any EXTERNAL_NET connections from the SHELLCODE_PORTS (!80) to any HOME_NET port with content as described in the rule (contains hex code). The rule has a classtype of shellcode-detect which is for executable code detected and has high priority. This rule also has a message to display, a reference to arachnids, a sid and a revision number</text:p>
          </table:table-cell>
        </table:table-row>
      </table:table>
      <text:p text:style-name="P5"><text:soft-page-break/><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6:26:09.983707790</meta:creation-date>
    <dc:date>2023-04-26T01:29:43.464525522</dc:date>
    <meta:editing-duration>PT1H16M7S</meta:editing-duration>
    <meta:editing-cycles>5</meta:editing-cycles>
    <meta:generator>LibreOffice/7.5.2.2$Linux_X86_64 LibreOffice_project/50$Build-2</meta:generator>
    <meta:document-statistic meta:table-count="1" meta:image-count="0" meta:object-count="0" meta:page-count="3" meta:paragraph-count="22" meta:word-count="318" meta:character-count="2408" meta:non-whitespace-character-count="2112"/>
  </office:meta>
</office:document-meta>
</file>